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2a38068030" style:family="table" style:master-page-name="ta-mp-0x7f2a38068030">
      <style:table-properties table:display="true" style:writing-mode="lr-tb"/>
    </style:style>
    <style:style style:name="ta-0x7f2a38068220" style:family="table" style:master-page-name="ta-mp-0x7f2a3806822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2a3807a0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a3807a1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a3807a2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a3807a3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a3807a4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a380790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a3807a6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a3807a7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a380791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41.70pt" style:use-optimal-column-width="true"/>
    </style:style>
    <style:style style:name="ACOL-2" style:family="table-column"/>
    <style:style style:name="ACOL-3" style:family="table-column">
      <style:table-column-properties style:column-width="472.65pt" style:use-optimal-column-width="true"/>
    </style:style>
    <style:style style:name="ACOL-4" style:family="table-column">
      <style:table-column-properties style:column-width="200.55pt" style:use-optimal-column-width="true"/>
    </style:style>
    <style:style style:name="ACOL-5" style:family="table-column">
      <style:table-column-properties style:column-width="187.50pt" style:use-optimal-column-width="true"/>
    </style:style>
    <style:style style:name="ACOL-6" style:family="table-column">
      <style:table-column-properties style:column-width="118.50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2a37f5674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2a380602b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2a3804595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2a37f83b00" table:allow-empty-cell="true" table:display-list="unsorted" table:base-cell-address="$'TestCase'.A9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2a38033190" table:allow-empty-cell="true" table:display-list="unsorted" table:base-cell-address="$'TestCase'.A1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2a38068030" table:print="false">
        <office:forms form:automatic-focus="false" form:apply-design-mode="false">
          <form:form/>
        </office:forms>
        <table:table-column table:default-cell-style-name="ACE-0x7f2a3807a048" table:style-name="ACOL-1"/>
        <table:table-column table:style-name="ACOL-0" table:number-columns-repeated="127"/>
        <table:table-row table:style-name="AROW-0">
          <table:table-cell table:style-name="ACE-0x7f2a3807a04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2a3807a170" table:content-validation-name="VAL-0x7f2a37f5674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2a3807a298" table:content-validation-name="VAL-0x7f2a380602b0" office:value-type="string">
            <text:p>login</text:p>
          </table:table-cell>
          <table:table-cell table:number-columns-repeated="127" table:style-name="Gnumeric-default"/>
        </table:table-row>
        <table:table-row table:style-name="AROW-1">
          <table:table-cell table:style-name="ACE-0x7f2a3807a3c0" table:content-validation-name="VAL-0x7f2a38045950" office:value-type="string">
            <text:p>ViewAll</text:p>
          </table:table-cell>
          <table:table-cell table:number-columns-repeated="127" table:style-name="Gnumeric-default"/>
        </table:table-row>
        <table:table-row table:style-name="AROW-0">
          <table:table-cell table:style-name="ACE-0x7f2a3807a4e8" table:content-validation-name="VAL-0x7f2a37f83b0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>
          <table:table-cell table:number-columns-repeated="128" table:style-name="Gnumeric-default"/>
        </table:table-row>
        <table:table-row table:style-name="AROW-0">
          <table:table-cell table:style-name="ACE-0x7f2a3807a610" table:content-validation-name="VAL-0x7f2a3803319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4">
          <gnm:selection gnm:start-col="0" gnm:start-row="4" gnm:end-col="0" gnm:end-row="4"/>
        </gnm:selections>
      </table:table>
      <table:table table:name="TestData" table:style-name="ta-0x7f2a38068220" table:print="false">
        <office:forms form:automatic-focus="false" form:apply-design-mode="false">
          <form:form/>
        </office:forms>
        <table:table-column table:default-cell-style-name="ACE-0x7f2a3807a738" table:style-name="ACOL-3"/>
        <table:table-column table:default-cell-style-name="ACE-0x7f2a3807a738" table:style-name="ACOL-4"/>
        <table:table-column table:default-cell-style-name="ACE-0x7f2a3807a738" table:style-name="ACOL-5"/>
        <table:table-column table:default-cell-style-name="ACE-0x7f2a3807a738" table:style-name="ACOL-6"/>
        <table:table-column table:default-cell-style-name="ACE-0x7f2a3807a738" table:style-name="ACOL-7" table:number-columns-repeated="2"/>
        <table:table-column table:default-cell-style-name="ACE-0x7f2a3807a738" table:style-name="ACOL-8"/>
        <table:table-column table:default-cell-style-name="ACE-0x7f2a3807a738" table:style-name="ACOL-9"/>
        <table:table-column table:default-cell-style-name="ACE-0x7f2a38079140" table:style-name="ACOL-0" table:number-columns-repeated="120"/>
        <table:table-row table:style-name="AROW-0">
          <table:table-cell table:style-name="ACE-0x7f2a3807a738" office:value-type="string">
            <text:p>User Name</text:p>
          </table:table-cell>
          <table:table-cell table:style-name="ACE-0x7f2a3807a738" office:value-type="string">
            <text:p>Password</text:p>
          </table:table-cell>
          <table:table-cell table:style-name="ACE-0x7f2a3807a738" office:value-type="string">
            <text:p>Name</text:p>
          </table:table-cell>
          <table:table-cell table:style-name="ACE-0x7f2a3807a738" office:value-type="string">
            <text:p>EnterDesiredNumber</text:p>
          </table:table-cell>
          <table:table-cell table:number-columns-repeated="4" table:style-name="ACE-0x7f2a3807a738"/>
          <table:table-cell table:number-columns-repeated="120" table:style-name="ACE-0x7f2a38079140"/>
        </table:table-row>
        <table:table-row table:style-name="AROW-0">
          <table:table-cell table:style-name="ACE-0x7f2a3807a738" office:value-type="string">
            <text:p>218668@sc.com</text:p>
          </table:table-cell>
          <table:table-cell table:style-name="ACE-0x7f2a3807a738" office:value-type="float" office:value="123456">
            <text:p>123456</text:p>
          </table:table-cell>
          <table:table-cell table:style-name="ACE-0x7f2a3807a738" office:value-type="string">
            <text:p>Shirt Design Envelope Set Of Two</text:p>
          </table:table-cell>
          <table:table-cell table:style-name="ACE-0x7f2a3807a738" office:value-type="float" office:value="9">
            <text:p>9</text:p>
          </table:table-cell>
          <table:table-cell table:number-columns-repeated="4" table:style-name="ACE-0x7f2a3807a738"/>
          <table:table-cell table:number-columns-repeated="120" table:style-name="ACE-0x7f2a3807914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10">
          <table:table-cell table:number-columns-repeated="128" table:style-name="ACE-0x7f2a38079140"/>
        </table:table-row>
        <table:named-expressions>
          <table:named-expression table:name="Print_Area" table:expression="of:=#REF!" table:base-cell-address="$'TestData'.$A$1"/>
          <table:named-expression table:name="Sheet_Title" table:expression="of:=&quot;TestData&quot;" table:base-cell-address="$'TestData'.$A$1"/>
        </table:named-expressions>
        <gnm:selections gnm:cursor-col="4" gnm:cursor-row="1">
          <gnm:selection gnm:start-col="4" gnm:start-row="1" gnm:end-col="4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2a380611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a397c5c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2a38068030" style:display-name="TestCase" style:page-layout-name="pl-0x7f2a380611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a38068220" style:display-name="TestData" style:page-layout-name="pl-0x7f2a397c5c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4-08T05:41:44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